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eef" officeooo:paragraph-rsid="001feeef"/>
    </style:style>
    <style:style style:name="P2" style:family="paragraph" style:parent-style-name="Standard">
      <style:text-properties fo:font-size="14pt" officeooo:rsid="001feeef" officeooo:paragraph-rsid="001feeef" style:font-size-asian="14pt" style:font-size-complex="14pt"/>
    </style:style>
    <style:style style:name="P3" style:family="paragraph" style:parent-style-name="Standard">
      <style:text-properties fo:font-size="14pt" officeooo:rsid="001feeef" officeooo:paragraph-rsid="00215ed6" style:font-size-asian="14pt" style:font-size-complex="14pt"/>
    </style:style>
    <style:style style:name="P4" style:family="paragraph" style:parent-style-name="Standard">
      <style:text-properties fo:font-size="14pt" officeooo:rsid="00215ed6" officeooo:paragraph-rsid="00215ed6" style:font-size-asian="14pt" style:font-size-complex="14pt"/>
    </style:style>
    <style:style style:name="P5" style:family="paragraph" style:parent-style-name="Standard">
      <style:text-properties fo:font-size="14pt" officeooo:rsid="00215ed6" officeooo:paragraph-rsid="00215ed6" style:font-size-asian="14pt" style:font-size-complex="14pt"/>
    </style:style>
    <style:style style:name="P6" style:family="paragraph" style:parent-style-name="Standard">
      <style:text-properties fo:font-size="14pt" officeooo:rsid="00215ed6" officeooo:paragraph-rsid="0022bced" style:font-size-asian="14pt" style:font-size-complex="14pt"/>
    </style:style>
    <style:style style:name="P7" style:family="paragraph" style:parent-style-name="Standard">
      <style:text-properties fo:font-size="14pt" officeooo:rsid="00215ed6" officeooo:paragraph-rsid="00248f63" style:font-size-asian="14pt" style:font-size-complex="14pt"/>
    </style:style>
    <style:style style:name="P8" style:family="paragraph" style:parent-style-name="Standard">
      <style:paragraph-properties fo:break-before="page"/>
      <style:text-properties fo:font-size="14pt" officeooo:rsid="001feeef" officeooo:paragraph-rsid="0022bced" style:font-size-asian="14pt" style:font-size-complex="14pt"/>
    </style:style>
    <style:style style:name="P9" style:family="paragraph" style:parent-style-name="Standard">
      <style:text-properties fo:font-size="14pt" officeooo:rsid="001feeef" officeooo:paragraph-rsid="0022bced" style:font-size-asian="14pt" style:font-size-complex="14pt"/>
    </style:style>
    <style:style style:name="P10" style:family="paragraph" style:parent-style-name="Standard">
      <style:paragraph-properties fo:break-before="page"/>
      <style:text-properties fo:font-size="14pt" officeooo:rsid="001feeef" officeooo:paragraph-rsid="00248f63" style:font-size-asian="14pt" style:font-size-complex="14pt"/>
    </style:style>
    <style:style style:name="P11" style:family="paragraph" style:parent-style-name="Standard">
      <style:text-properties fo:font-size="14pt" officeooo:rsid="001feeef" officeooo:paragraph-rsid="00248f63" style:font-size-asian="14pt" style:font-size-complex="14pt"/>
    </style:style>
    <style:style style:name="P12" style:family="paragraph" style:parent-style-name="Standard">
      <style:text-properties fo:font-size="14pt" officeooo:rsid="001feeef" officeooo:paragraph-rsid="001feeef" style:font-size-asian="14pt" style:font-size-complex="14pt"/>
    </style:style>
    <style:style style:name="P13" style:family="paragraph" style:parent-style-name="Standard">
      <style:text-properties fo:font-size="14pt" officeooo:rsid="0022bced" officeooo:paragraph-rsid="0022bced" style:font-size-asian="14pt" style:font-size-complex="14pt"/>
    </style:style>
    <style:style style:name="P14" style:family="paragraph" style:parent-style-name="Standard">
      <style:text-properties fo:font-size="14pt" officeooo:rsid="00248f63" officeooo:paragraph-rsid="00248f63" style:font-size-asian="14pt" style:font-size-complex="14pt"/>
    </style:style>
    <style:style style:name="P15" style:family="paragraph" style:parent-style-name="Standard">
      <style:paragraph-properties fo:break-before="page"/>
      <style:text-properties fo:font-size="14pt" officeooo:rsid="00248f63" officeooo:paragraph-rsid="00248f63" style:font-size-asian="14pt" style:font-size-complex="14pt"/>
    </style:style>
    <style:style style:name="P16" style:family="paragraph" style:parent-style-name="Standard">
      <style:text-properties fo:font-size="15pt" fo:font-weight="normal" officeooo:rsid="00248f63" officeooo:paragraph-rsid="00248f63" style:font-size-asian="15pt" style:font-weight-asian="normal" style:font-size-complex="15pt" style:font-weight-complex="normal"/>
    </style:style>
    <style:style style:name="T1" style:family="text">
      <style:text-properties officeooo:rsid="00215ed6"/>
    </style:style>
    <style:style style:name="T2" style:family="text">
      <style:text-properties officeooo:rsid="0022bced"/>
    </style:style>
    <style:style style:name="T3" style:family="text">
      <style:text-properties officeooo:rsid="00248f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GEORGE REJI <text:s text:c="9"/></text:p>
      <text:p text:style-name="P2">CLASS:S5-DS</text:p>
      <text:p text:style-name="P2">ROLL NO: 32</text:p>
      <text:p text:style-name="P4">DATE:19-08-2024</text:p>
      <text:p text:style-name="P2">EXPERIMENT NO:<text:span text:style-name="T2">6</text:span></text:p>
      <text:p text:style-name="P2">EXPERIMENT NAME: AVERAGE MARKS</text:p>
      <text:p text:style-name="P2"/>
      <text:p text:style-name="P4">AIM:WRITE A PL/SQL TO PROGRAM TO PRINT AVERAGE MARKS OF A STUDENTS </text:p>
      <text:p text:style-name="P2"/>
      <text:p text:style-name="P2">TABLE DESIGN</text:p>
      <text:p text:style-name="P2"/>
      <text:p text:style-name="P2">Create table STUDENTS</text:p>
      <text:p text:style-name="P2">(</text:p>
      <text:p text:style-name="P2"><text:s text:c="4"/>ID NUMBER(5) primary key,</text:p>
      <text:p text:style-name="P2"><text:s text:c="4"/>NAME VARCHAR2(20),</text:p>
      <text:p text:style-name="P2"><text:s text:c="4"/>MARKS NUMBER</text:p>
      <text:p text:style-name="P2">);</text:p>
      <text:p text:style-name="P2"/>
      <text:p text:style-name="P2">INSERT INTO STUDENTS VALUES(1,'Rahul',90);</text:p>
      <text:p text:style-name="P2">INSERT INTO STUDENTS VALUES(2,'Tom',73);</text:p>
      <text:p text:style-name="P2">INSERT INTO STUDENTS VALUES(3,'Anaya',35);</text:p>
      <text:p text:style-name="P2"/>
      <text:p text:style-name="P2"/>
      <text:p text:style-name="P2">select * from STUDENTS;</text:p>
      <text:p text:style-name="P2"/>
      <text:p text:style-name="P2"><text:tab/>ID NAME <text:tab/><text:tab/> <text:s text:c="4"/>MARKS</text:p>
      <text:p text:style-name="P2">---------- -------------------- ----------</text:p>
      <text:p text:style-name="P2"><text:tab/> 1 Rahul<text:tab/><text:tab/><text:tab/>90</text:p>
      <text:p text:style-name="P2"><text:tab/> 2 Tom<text:tab/><text:tab/><text:tab/><text:tab/>73</text:p>
      <text:p text:style-name="P2"><text:tab/> 3 Anaya<text:tab/><text:tab/><text:tab/>35</text:p>
      <text:p text:style-name="P2"/>
      <text:p text:style-name="P2"/>
      <text:p text:style-name="P2">PROGRAMS</text:p>
      <text:p text:style-name="P1"/>
      <text:p text:style-name="P2">SET SERVEROUTPUT ON</text:p>
      <text:p text:style-name="P2"/>
      <text:p text:style-name="P2">DECLARE</text:p>
      <text:p text:style-name="P2"><text:s text:c="4"/>avg_marks NUMBER(10);</text:p>
      <text:p text:style-name="P2"><text:s text:c="4"/>cdate DATE;</text:p>
      <text:p text:style-name="P2"><text:s text:c="4"/>cweek varchar2(10); </text:p>
      <text:p text:style-name="P2"/>
      <text:p text:style-name="P2">BEGIN</text:p>
      <text:p text:style-name="P2"><text:s text:c="4"/>SELECT AVG(MARKS) INTO avg_marks FROM STUDENTS;</text:p>
      <text:p text:style-name="P2"><text:s text:c="4"/>DBMS_OUTPUT.PUT_LINE('Average Marks : '||avg_marks);</text:p>
      <text:p text:style-name="P2"><text:soft-page-break/><text:s text:c="4"/>if avg_marks&lt;40 then</text:p>
      <text:p text:style-name="P2"><text:s text:c="8"/>dbms_output.put_line('Warning! Low Average Marks Need Improvement! ');</text:p>
      <text:p text:style-name="P2"><text:s text:c="4"/>else</text:p>
      <text:p text:style-name="P2"><text:s text:c="8"/>dbms_output.put_line('Good Average Marks! ');</text:p>
      <text:p text:style-name="P2"><text:s text:c="4"/>END if;</text:p>
      <text:p text:style-name="P2"><text:s text:c="4"/>DBMS_OUTPUT.PUT_LINE('');</text:p>
      <text:p text:style-name="P2"><text:s text:c="2"/>DBMS_OUTPUT.PUT_LINE(SYSDATE || ' ' || TO_CHAR(SYSDATE, 'Day'));</text:p>
      <text:p text:style-name="P2">END;</text:p>
      <text:p text:style-name="P2">/</text:p>
      <text:p text:style-name="P1"/>
      <text:p text:style-name="P2"/>
      <text:p text:style-name="P2">OUTPUT</text:p>
      <text:p text:style-name="P2"/>
      <text:p text:style-name="P2">@/home/dspl33/george/STUDENTM.sql;</text:p>
      <text:p text:style-name="P2">Average Marks : 66</text:p>
      <text:p text:style-name="P2">Good Average Marks!</text:p>
      <text:p text:style-name="P2">30-SEP-24 Monday</text:p>
      <text:p text:style-name="P2"/>
      <text:p text:style-name="P2"/>
      <text:p text:style-name="P2"/>
      <text:p text:style-name="P2"/>
      <text:p text:style-name="P2"/>
      <text:p text:style-name="P2"/>
      <text:p text:style-name="P2">NAME:GEORGE REJI <text:s text:c="9"/></text:p>
      <text:p text:style-name="P2">CLASS:S5-DS</text:p>
      <text:p text:style-name="P2">ROLL NO: 32</text:p>
      <text:p text:style-name="P4">DATE:19-08-2024</text:p>
      <text:p text:style-name="P2">EXPERIMENT NO:8</text:p>
      <text:p text:style-name="P2">EXPERIMENT NAME: CUSTOMER CATEGORY</text:p>
      <text:p text:style-name="P2"/>
      <text:p text:style-name="P4">AIM:WRITE A PL/SQL TO PROGRAM TO PRINT CUSTOMER CATEGORY</text:p>
      <text:p text:style-name="P2"/>
      <text:p text:style-name="P2">TABLE DESIGN</text:p>
      <text:p text:style-name="P2"/>
      <text:p text:style-name="P2">CREATE TABLE customer_balance (</text:p>
      <text:p text:style-name="P2"><text:s text:c="4"/>CID NUMBER(5) NOT NULL PRIMARY KEY,</text:p>
      <text:p text:style-name="P2"><text:s text:c="4"/>bal NUMBER(10)</text:p>
      <text:p text:style-name="P2">);</text:p>
      <text:p text:style-name="P2"/>
      <text:p text:style-name="P2">INSERT INTO customer_balance (CID, bal) VALUES (6901, 10340);</text:p>
      <text:p text:style-name="P2">INSERT INTO customer_balance (CID, bal) VALUES (6950, 7830);</text:p>
      <text:p text:style-name="P2">INSERT INTO customer_balance (CID, bal) VALUES (7001, 45000);</text:p>
      <text:p text:style-name="P2">INSERT INTO customer_balance (CID, bal) VALUES (8756, 69000);</text:p>
      <text:p text:style-name="P2">INSERT INTO customer_balance (CID, bal) VALUES (4200, 500);</text:p>
      <text:p text:style-name="P2">INSERT INTO customer_balance (CID, bal) VALUES (6902, 12003);</text:p>
      <text:p text:style-name="P2"><text:soft-page-break/>INSERT INTO customer_balance (CID, bal) VALUES (2030, 78030);</text:p>
      <text:p text:style-name="P2"/>
      <text:p text:style-name="P2"/>
      <text:p text:style-name="P2">select * from customer_balance;</text:p>
      <text:p text:style-name="P2"/>
      <text:p text:style-name="P2"><text:s text:c="7"/>CID<text:tab/> <text:s/>BAL</text:p>
      <text:p text:style-name="P2">---------- ----------</text:p>
      <text:p text:style-name="P2"><text:s text:c="6"/>6901<text:tab/>10340</text:p>
      <text:p text:style-name="P2"><text:s text:c="6"/>6950<text:tab/> 7830</text:p>
      <text:p text:style-name="P2"><text:s text:c="6"/>7001<text:tab/>45000</text:p>
      <text:p text:style-name="P2"><text:s text:c="6"/>8756<text:tab/>69000</text:p>
      <text:p text:style-name="P2"><text:s text:c="6"/>4200<text:tab/> <text:s/>500</text:p>
      <text:p text:style-name="P2"><text:s text:c="6"/>6902<text:tab/>12003</text:p>
      <text:p text:style-name="P2"><text:s text:c="6"/>2030<text:tab/>78030</text:p>
      <text:p text:style-name="P2"/>
      <text:p text:style-name="P2"/>
      <text:p text:style-name="P2">PROGRAMS</text:p>
      <text:p text:style-name="P2"/>
      <text:p text:style-name="P2">SET SERVEROUTPUT ON;</text:p>
      <text:p text:style-name="P2"/>
      <text:p text:style-name="P2">DECLARE</text:p>
      <text:p text:style-name="P2"><text:s text:c="4"/>balance Number(10);</text:p>
      <text:p text:style-name="P2"/>
      <text:p text:style-name="P2"><text:s text:c="4"/>-- Procedure to categorize customer and print result instead of updating the table</text:p>
      <text:p text:style-name="P2"><text:s text:c="4"/>PROCEDURE categorize_customer (CID IN NUMBER, bal IN NUMBER) IS</text:p>
      <text:p text:style-name="P2"><text:s text:c="8"/>category VARCHAR2(10);</text:p>
      <text:p text:style-name="P2"><text:s text:c="4"/>BEGIN</text:p>
      <text:p text:style-name="P2"><text:s text:c="8"/>IF bal &lt;= 10000 THEN</text:p>
      <text:p text:style-name="P2"><text:s text:c="12"/>category := 'Silver';</text:p>
      <text:p text:style-name="P2"><text:s text:c="8"/>ELSIF bal &lt;= 50000 THEN</text:p>
      <text:p text:style-name="P2"><text:s text:c="12"/>category := 'Gold';</text:p>
      <text:p text:style-name="P2"><text:s text:c="8"/>ELSE</text:p>
      <text:p text:style-name="P2"><text:s text:c="12"/>category := 'Platinum';</text:p>
      <text:p text:style-name="P2"><text:s text:c="8"/>END IF;</text:p>
      <text:p text:style-name="P2"/>
      <text:p text:style-name="P2"><text:s text:c="8"/>-- Print the category instead of updating the table</text:p>
      <text:p text:style-name="P2"><text:s text:c="8"/>DBMS_OUTPUT.PUT_LINE('CID: ' || CID || ', bal: ' || bal || ', Category: ' || category);</text:p>
      <text:p text:style-name="P2"><text:s text:c="4"/>END;</text:p>
      <text:p text:style-name="P2"><text:s text:c="4"/></text:p>
      <text:p text:style-name="P2">BEGIN</text:p>
      <text:p text:style-name="P2"><text:s text:c="4"/>-- Loop through all customers and categorize them</text:p>
      <text:p text:style-name="P2"><text:s text:c="4"/>FOR customer_rec IN (SELECT CID, bal FROM customer_balance) LOOP</text:p>
      <text:p text:style-name="P2"><text:s text:c="8"/>categorize_customer(customer_rec.CID, customer_rec.bal);</text:p>
      <text:p text:style-name="P2"><text:s text:c="4"/>END LOOP;</text:p>
      <text:p text:style-name="P2"><text:soft-page-break/></text:p>
      <text:p text:style-name="P2">END;</text:p>
      <text:p text:style-name="P2">/</text:p>
      <text:p text:style-name="P2"/>
      <text:p text:style-name="P2">OUTPUT</text:p>
      <text:p text:style-name="P2"/>
      <text:p text:style-name="P2"><text:s/>@/home/dspl33/george/bankc.sql;</text:p>
      <text:p text:style-name="P2">CID: 6901, bal: 10340, Category: Gold</text:p>
      <text:p text:style-name="P2">CID: 6950, bal: 7830, Category: Silver</text:p>
      <text:p text:style-name="P2">CID: 7001, bal: 45000, Category: Gold</text:p>
      <text:p text:style-name="P2">CID: 8756, bal: 69000, Category: Platinum</text:p>
      <text:p text:style-name="P2">CID: 4200, bal: 500, Category: Silver</text:p>
      <text:p text:style-name="P2">CID: 6902, bal: 12003, Category: Gold</text:p>
      <text:p text:style-name="P2">CID: 2030, bal: 78030, Category: Platinum</text:p>
      <text:p text:style-name="P2"/>
      <text:p text:style-name="P2">PL/SQL procedure successfully complet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AME:GEORGE REJI <text:s text:c="9"/></text:p>
      <text:p text:style-name="P3">CLASS:S5-DS</text:p>
      <text:p text:style-name="P3">ROLL NO: 32</text:p>
      <text:p text:style-name="P4">DATE:<text:span text:style-name="T3">30</text:span>-0<text:span text:style-name="T3">9</text:span>-2024</text:p>
      <text:p text:style-name="P3">EXPERIMENT NO:<text:span text:style-name="T1">9</text:span></text:p>
      <text:p text:style-name="P3">EXPERIMENT NAME: <text:span text:style-name="T2">HONOURS ELIGIBLITY</text:span></text:p>
      <text:p text:style-name="P3"/>
      <text:p text:style-name="P4">AIM: <text:span text:style-name="T2">CREATE A CURSOR THAT STORES THE DETAILS OF STUDENTS ELIGIBLE FOR HONOURS AND PRINT THE HIGHEST GRADE OBTAINED FROM IT</text:span></text:p>
      <text:p text:style-name="P4"/>
      <text:p text:style-name="P4">TABLE DESIGN</text:p>
      <text:p text:style-name="P4"/>
      <text:p text:style-name="P4">CREATE TABLE studentss(rollno INT,name VARCHAR(50),s1 INT,s2 INT);</text:p>
      <text:p text:style-name="P4"/>
      <text:p text:style-name="P4">INSERT INTO studentss VALUES(101,'John Doe',9,9);</text:p>
      <text:p text:style-name="P4">INSERT INTO studentss VALUES(102,'Jane Smith',1,7);</text:p>
      <text:p text:style-name="P4">INSERT INTO studentss VALUES(103,'Alice Johnson',2,6);</text:p>
      <text:p text:style-name="P4">INSERT INTO studentss VALUES(104,'Bob Smith',7,8);</text:p>
      <text:p text:style-name="P4">INSERT INTO studentss VALUES(105,'Emma Watson',8,6);</text:p>
      <text:p text:style-name="P4"/>
      <text:p text:style-name="P4">select * from studentss;</text:p>
      <text:p text:style-name="P4"><text:soft-page-break/></text:p>
      <text:p text:style-name="P4"><text:s text:c="4"/>ROLLNO NAME <text:tab/><text:tab/><text:tab/><text:tab/><text:tab/><text:tab/> <text:s text:c="5"/>S1<text:tab/> S2</text:p>
      <text:p text:style-name="P4">---------- -------------------------------------------------- ---------- ----------</text:p>
      <text:p text:style-name="P4"><text:s text:c="7"/>101 John Doe<text:tab/><text:tab/><text:tab/><text:tab/><text:tab/><text:tab/> <text:s text:c="6"/>9<text:tab/> <text:s/>9</text:p>
      <text:p text:style-name="P4"><text:s text:c="7"/>102 Jane Smith<text:tab/><text:tab/><text:tab/><text:tab/><text:tab/><text:tab/> <text:s text:c="6"/>1<text:tab/> <text:s/>7</text:p>
      <text:p text:style-name="P4"><text:s text:c="7"/>103 Alice Johnson<text:tab/><text:tab/><text:tab/><text:tab/><text:tab/> <text:s text:c="6"/>2<text:tab/> <text:s/>6</text:p>
      <text:p text:style-name="P4"><text:s text:c="7"/>104 Bob Smith<text:tab/><text:tab/><text:tab/><text:tab/><text:tab/><text:tab/> <text:s text:c="6"/>7<text:tab/> <text:s/>8</text:p>
      <text:p text:style-name="P4"><text:s text:c="7"/>105 Emma Watson<text:tab/><text:tab/><text:tab/><text:tab/><text:tab/><text:tab/> <text:s text:c="6"/>8<text:tab/> <text:s/>6</text:p>
      <text:p text:style-name="P4"/>
      <text:p text:style-name="P4"/>
      <text:p text:style-name="P4">PROGRAMS</text:p>
      <text:p text:style-name="P4"/>
      <text:p text:style-name="P4">SET SERVEROUTPUT ON;</text:p>
      <text:p text:style-name="P4"/>
      <text:p text:style-name="P4">DECLARE</text:p>
      <text:p text:style-name="P4"><text:s text:c="4"/>CURSOR honor_students_cursor IS</text:p>
      <text:p text:style-name="P4"><text:s text:c="8"/>SELECT rollno, name, s1, s2</text:p>
      <text:p text:style-name="P4"><text:s text:c="8"/>FROM studentss</text:p>
      <text:p text:style-name="P4"><text:s text:c="8"/>WHERE (s1 + s2) &gt; 12</text:p>
      <text:p text:style-name="P4"><text:s text:c="8"/>ORDER BY rollno;</text:p>
      <text:p text:style-name="P4"/>
      <text:p text:style-name="P4"><text:s text:c="4"/>roll studentss.rollno%TYPE;</text:p>
      <text:p text:style-name="P4"><text:s text:c="4"/>sname studentss.name%TYPE;</text:p>
      <text:p text:style-name="P4"><text:s text:c="4"/>s1m studentss.s1%TYPE;</text:p>
      <text:p text:style-name="P4"><text:s text:c="4"/>s2m studentss.s2%TYPE;</text:p>
      <text:p text:style-name="P4"><text:s text:c="4"/>tot NUMBER;</text:p>
      <text:p text:style-name="P4"><text:s text:c="4"/>highest_mark NUMBER;</text:p>
      <text:p text:style-name="P4"><text:s text:c="4"/>highest_semester VARCHAR2(20);</text:p>
      <text:p text:style-name="P4"/>
      <text:p text:style-name="P4">BEGIN</text:p>
      <text:p text:style-name="P4"><text:s text:c="4"/>OPEN honor_students_cursor;</text:p>
      <text:p text:style-name="P4"><text:s text:c="4"/>DBMS_OUTPUT.PUT_LINE('Students Eligible for honors: ');</text:p>
      <text:p text:style-name="P4"><text:s text:c="4"/></text:p>
      <text:p text:style-name="P4"><text:s text:c="4"/>LOOP</text:p>
      <text:p text:style-name="P4"><text:s text:c="8"/>FETCH honor_students_cursor INTO roll, sname, s1m, s2m;</text:p>
      <text:p text:style-name="P4"><text:s text:c="8"/>EXIT WHEN honor_students_cursor%NOTFOUND;</text:p>
      <text:p text:style-name="P4"><text:s text:c="8"/></text:p>
      <text:p text:style-name="P4"><text:s text:c="8"/>tot := s1m + s2m;</text:p>
      <text:p text:style-name="P4"><text:s text:c="8"/>highest_mark := GREATEST(s1m, s2m); -- Find the highest mark between s1 and s2</text:p>
      <text:p text:style-name="P4"/>
      <text:p text:style-name="P4"><text:s text:c="8"/>-- Determine the semester where the highest mark occurred</text:p>
      <text:p text:style-name="P4"><text:s text:c="8"/>IF s1m &gt; s2m THEN</text:p>
      <text:p text:style-name="P4"><text:s text:c="12"/>highest_semester := 'Semester 1';</text:p>
      <text:p text:style-name="P4"><text:s text:c="8"/>ELSIF s2m &gt; s1m THEN</text:p>
      <text:p text:style-name="P4"><text:soft-page-break/><text:s text:c="12"/>highest_semester := 'Semester 2';</text:p>
      <text:p text:style-name="P4"><text:s text:c="8"/>ELSE</text:p>
      <text:p text:style-name="P4"><text:s text:c="12"/>highest_semester := 'Both Semesters';</text:p>
      <text:p text:style-name="P4"><text:s text:c="8"/>END IF;</text:p>
      <text:p text:style-name="P4"/>
      <text:p text:style-name="P4"><text:s text:c="8"/>DBMS_OUTPUT.PUT_LINE('Roll No: ' || roll || ', Name: ' || sname || ', S1: ' || s1m || ', S2: ' || s2m);</text:p>
      <text:p text:style-name="P4"><text:s text:c="8"/>DBMS_OUTPUT.PUT_LINE('Total Marks : ' || tot);</text:p>
      <text:p text:style-name="P4"><text:s text:c="8"/>DBMS_OUTPUT.PUT_LINE('Highest Mark for ' || sname || ': ' || highest_mark || ' in ' || highest_semester);</text:p>
      <text:p text:style-name="P4"><text:s text:c="4"/>END LOOP;</text:p>
      <text:p text:style-name="P4"/>
      <text:p text:style-name="P4"><text:s text:c="4"/>CLOSE honor_students_cursor;</text:p>
      <text:p text:style-name="P4">END;</text:p>
      <text:p text:style-name="P4">/</text:p>
      <text:p text:style-name="P4"/>
      <text:p text:style-name="P4"/>
      <text:p text:style-name="P4"/>
      <text:p text:style-name="P4">OUTPUT</text:p>
      <text:p text:style-name="P4"/>
      <text:p text:style-name="P4">@/home/dspl33/george/honor.sql</text:p>
      <text:p text:style-name="P4">Students Eligible for honors:</text:p>
      <text:p text:style-name="P4">Roll No: 101, Name: John Doe, S1: 9, S2: 9</text:p>
      <text:p text:style-name="P4">Total Marks : 18</text:p>
      <text:p text:style-name="P4">Highest Mark for John Doe: 9 in Both Semesters</text:p>
      <text:p text:style-name="P4">Roll No: 104, Name: Bob Smith, S1: 7, S2: 8</text:p>
      <text:p text:style-name="P4">Total Marks : 15</text:p>
      <text:p text:style-name="P4">Highest Mark for Bob Smith: 8 in Semester 2</text:p>
      <text:p text:style-name="P4">Roll No: 105, Name: Emma Watson, S1: 8, S2: 6</text:p>
      <text:p text:style-name="P4">Total Marks : 14</text:p>
      <text:p text:style-name="P4">Highest Mark for Emma Watson: 8 in Semester 1</text:p>
      <text:p text:style-name="P4"/>
      <text:p text:style-name="P4">PL/SQL procedure successfully completed.</text:p>
      <text:p text:style-name="P8">NAME:GEORGE REJI <text:s text:c="9"/></text:p>
      <text:p text:style-name="P9">CLASS:S5-DS</text:p>
      <text:p text:style-name="P9">ROLL NO: 32</text:p>
      <text:p text:style-name="P6">DATE:19-08-2024</text:p>
      <text:p text:style-name="P9">EXPERIMENT NO:<text:span text:style-name="T2">7</text:span></text:p>
      <text:p text:style-name="P9">EXPERIMENT NAME: <text:span text:style-name="T2">BANKING SYSTEM - PL/SQL</text:span></text:p>
      <text:p text:style-name="P9"/>
      <text:p text:style-name="P6">AIM:WRITE A PL/SQL TO PROGRAM TO <text:span text:style-name="T2">PRINT CREDIT,DEBIT &amp; SHOW BALANCE BY ACCEPTING ACCOUNT NUMBER FROM THE USER</text:span></text:p>
      <text:p text:style-name="P6"/>
      <text:p text:style-name="P13">TABLE: </text:p>
      <text:p text:style-name="P13"/>
      <text:p text:style-name="P6">CREATE TABLE accounts (acc_num NUMBER(15) NOT NULL PRIMARY KEY,bal NUMBER(10));</text:p>
      <text:p text:style-name="P6"/>
      <text:p text:style-name="P6">INSERT INTO accounts values(1234,10000);</text:p>
      <text:p text:style-name="P6">INSERT INTO accounts values(4567,5000);</text:p>
      <text:p text:style-name="P6">INSERT INTO accounts values(6789,60000);</text:p>
      <text:p text:style-name="P6">INSERT INTO accounts values(1245,10000);</text:p>
      <text:p text:style-name="P6">INSERT INTO accounts values(6980,50000);</text:p>
      <text:p text:style-name="P6">INSERT INTO accounts values(7245,2000);</text:p>
      <text:p text:style-name="P13"/>
      <text:p text:style-name="P6">select * from accounts;</text:p>
      <text:p text:style-name="P6"/>
      <text:p text:style-name="P6"><text:s text:c="3"/>ACC_NUM<text:tab/> <text:s/>BAL</text:p>
      <text:p text:style-name="P6">---------- ----------</text:p>
      <text:p text:style-name="P6"><text:s text:c="6"/>1234 <text:s text:c="4"/><text:span text:style-name="T2">10000</text:span></text:p>
      <text:p text:style-name="P6"><text:s text:c="6"/>4567<text:tab/><text:span text:style-name="T2">5</text:span>000</text:p>
      <text:p text:style-name="P6"><text:s text:c="6"/>6789<text:tab/>60000</text:p>
      <text:p text:style-name="P6"><text:s text:c="6"/>1245 <text:s text:c="5"/>10000</text:p>
      <text:p text:style-name="P6"><text:s text:c="6"/>6980<text:tab/>50000</text:p>
      <text:p text:style-name="P6"><text:s text:c="6"/>7245<text:tab/> <text:span text:style-name="T2">200</text:span>0</text:p>
      <text:p text:style-name="P6"/>
      <text:p text:style-name="P6"/>
      <text:p text:style-name="P13">PROGRAM:</text:p>
      <text:p text:style-name="P13"/>
      <text:p text:style-name="P13">SET SERVEROUTPUT ON</text:p>
      <text:p text:style-name="P13"/>
      <text:p text:style-name="P13">ACCEPT acc NUMBER PROMPT 'Enter Account Number : ';</text:p>
      <text:p text:style-name="P13">ACCEPT operation CHAR PROMPT 'Enter operation (debit/credit) : ';</text:p>
      <text:p text:style-name="P13">ACCEPT amount NUMBER PROMPT 'Enter amount : ';</text:p>
      <text:p text:style-name="P13"/>
      <text:p text:style-name="P13">DECLARE</text:p>
      <text:p text:style-name="P13"><text:s text:c="4"/>balance Number(10);</text:p>
      <text:p text:style-name="P13"><text:s text:c="4"/>min_bal Number(10) := 500; <text:s/>-- Initialize min_bal with 500</text:p>
      <text:p text:style-name="P13"><text:soft-page-break/><text:s text:c="4"/>amount NUMBER := &amp;amount;</text:p>
      <text:p text:style-name="P13"/>
      <text:p text:style-name="P13">BEGIN</text:p>
      <text:p text:style-name="P13"><text:s text:c="4"/>IF '&amp;operation' = 'debit' THEN</text:p>
      <text:p text:style-name="P13"><text:s text:c="8"/>UPDATE accounts SET bal = bal - amount WHERE acc_num = &amp;acc;</text:p>
      <text:p text:style-name="P13"><text:s text:c="4"/>ELSIF '&amp;operation' = 'credit' THEN</text:p>
      <text:p text:style-name="P13"><text:s text:c="8"/>UPDATE accounts SET bal = bal + amount WHERE acc_num = &amp;acc;</text:p>
      <text:p text:style-name="P13"><text:s text:c="4"/>ELSE</text:p>
      <text:p text:style-name="P13"><text:s text:c="8"/>DBMS_OUTPUT.PUT_LINE('Invalid operation. Please enter either "debit" or "credit".');</text:p>
      <text:p text:style-name="P13"><text:s text:c="8"/>RETURN;</text:p>
      <text:p text:style-name="P13"><text:s text:c="4"/>END IF;</text:p>
      <text:p text:style-name="P13"/>
      <text:p text:style-name="P13"><text:s text:c="4"/>SELECT bal INTO balance FROM accounts WHERE acc_num = &amp;acc;</text:p>
      <text:p text:style-name="P13"><text:s text:c="4"/>DBMS_OUTPUT.PUT_LINE('Balance : ' || balance);</text:p>
      <text:p text:style-name="P13"/>
      <text:p text:style-name="P13"><text:s text:c="4"/>IF balance &lt; min_bal THEN</text:p>
      <text:p text:style-name="P13"><text:s text:c="8"/>DBMS_OUTPUT.PUT_LINE('Warning! Maintain Minimum Balance!');</text:p>
      <text:p text:style-name="P13"><text:s text:c="4"/>END IF;</text:p>
      <text:p text:style-name="P13">END;</text:p>
      <text:p text:style-name="P13">/</text:p>
      <text:p text:style-name="P13"/>
      <text:p text:style-name="P13">OUTPUT:</text:p>
      <text:p text:style-name="P13"/>
      <text:p text:style-name="P13">@/home/dspl33/george/bankt.sql</text:p>
      <text:p text:style-name="P13">Enter Account Number : 7245</text:p>
      <text:p text:style-name="P13">Enter operation (debit/credit) : debit</text:p>
      <text:p text:style-name="P13">Enter amount : 2000</text:p>
      <text:p text:style-name="P13">old <text:s text:c="2"/>4: <text:s text:c="4"/>amount NUMBER := &amp;amount;</text:p>
      <text:p text:style-name="P13">new <text:s text:c="2"/>4: <text:s text:c="4"/>amount NUMBER :=<text:tab/> <text:s text:c="3"/>2000;</text:p>
      <text:p text:style-name="P13">old <text:s text:c="2"/>7: <text:s text:c="4"/>IF '&amp;operation' = 'debit' THEN</text:p>
      <text:p text:style-name="P13">new <text:s text:c="2"/>7: <text:s text:c="4"/>IF 'debit' = 'debit' THEN</text:p>
      <text:p text:style-name="P13">old <text:s text:c="2"/>8:<text:tab/> UPDATE accounts SET bal = bal - amount WHERE acc_num = &amp;acc;</text:p>
      <text:p text:style-name="P13">new <text:s text:c="2"/>8:<text:tab/> UPDATE accounts SET bal = bal - amount WHERE acc_num = <text:s text:c="6"/>7245;</text:p>
      <text:p text:style-name="P13">old <text:s text:c="2"/>9: <text:s text:c="4"/>ELSIF '&amp;operation' = 'credit' THEN</text:p>
      <text:p text:style-name="P13">new <text:s text:c="2"/>9: <text:s text:c="4"/>ELSIF 'debit' = 'credit' THEN</text:p>
      <text:p text:style-name="P13">old <text:s/>10:<text:tab/> UPDATE accounts SET bal = bal + amount WHERE acc_num = &amp;acc;</text:p>
      <text:p text:style-name="P13">new <text:s/>10:<text:tab/> UPDATE accounts SET bal = bal + amount WHERE acc_num = <text:s text:c="6"/>7245;</text:p>
      <text:p text:style-name="P13">old <text:s/>16: <text:s text:c="4"/>SELECT bal INTO balance FROM accounts WHERE acc_num = &amp;acc;</text:p>
      <text:p text:style-name="P13">new <text:s/>16: <text:s text:c="4"/>SELECT bal INTO balance FROM accounts WHERE acc_num =<text:tab/> 7245;</text:p>
      <text:p text:style-name="P13">Balance : 0</text:p>
      <text:p text:style-name="P13">Warning! Maintain Minimum Balance!</text:p>
      <text:p text:style-name="P10">NAME:GEORGE REJI <text:s text:c="9"/></text:p>
      <text:p text:style-name="P11">CLASS:S5-DS</text:p>
      <text:p text:style-name="P11">ROLL NO: 32</text:p>
      <text:p text:style-name="P7">DATE:<text:span text:style-name="T3">30</text:span>-0<text:span text:style-name="T3">9</text:span>-2024</text:p>
      <text:p text:style-name="P11">EXPERIMENT NO:<text:span text:style-name="T3">10</text:span></text:p>
      <text:p text:style-name="P11">EXPERIMENT NAME: <text:span text:style-name="T3">ELECTRICITY BILL</text:span></text:p>
      <text:p text:style-name="P11"/>
      <text:p text:style-name="P7">AIM:WRITE A PL/SQL TO PRO<text:span text:style-name="T3">GRAM USING CURSOR TO PRINT THE ELECTRICITY BILL OF A CUSTOMER.</text:span></text:p>
      <text:p text:style-name="P7"/>
      <text:p text:style-name="P14">TABLE DESIGN:</text:p>
      <text:p text:style-name="P14"/>
      <text:p text:style-name="P14">CREATE TABLE consumer_table (consumer_no NUMBER PRIMARY KEY,consumer_name VARCHAR2(50),past_reading NUMBER,present_reading NUMBER);</text:p>
      <text:p text:style-name="P14"/>
      <text:p text:style-name="P14">insert into consumer_table values(101, 'Alan',350, 450);</text:p>
      <text:p text:style-name="P14">insert into consumer_table values(102, 'Henry', 100, 250);</text:p>
      <text:p text:style-name="P14">insert into consumer_table values(103, 'John', 500, 600);</text:p>
      <text:p text:style-name="P14">insert into consumer_table values(104, 'Evan', 750, 1200);</text:p>
      <text:p text:style-name="P14">insert into consumer_table values (105, 'Marco', 57,132);</text:p>
      <text:p text:style-name="P14">insert into consumer_table values (106, 'Greek', 132,210);</text:p>
      <text:p text:style-name="P14">insert into consumer_table values (107, 'Bro', 801,1000);</text:p>
      <text:p text:style-name="P14">insert into consumer_table values (108, 'Ivan', 199,340);</text:p>
      <text:p text:style-name="P14">insert into consumer_table values (303, 'Jill', 222,342);</text:p>
      <text:p text:style-name="P14">insert into consumer_table values (305, 'Kelvin', 399,456); </text:p>
      <text:p text:style-name="P14">insert into consumer_table values (310, 'Calvin', 499,654);</text:p>
      <text:p text:style-name="P14"/>
      <text:p text:style-name="P14">select*from consumer_table;</text:p>
      <text:p text:style-name="P14">CONSUMER_NO CONSUMER_NAME<text:tab/><text:tab/><text:tab/><text:tab/> <text:s text:c="6"/>PAST_READING PRESENT_READING</text:p>
      <text:p text:style-name="P14">----------- -------------------------------------------------- ------------ ---------------</text:p>
      <text:p text:style-name="P14"><text:tab/>101 Alan<text:tab/><text:tab/><text:tab/><text:tab/><text:tab/><text:tab/><text:tab/>350<text:tab/>450</text:p>
      <text:p text:style-name="P14"><text:tab/>102 Henry<text:tab/><text:tab/><text:tab/><text:tab/><text:tab/><text:tab/><text:tab/>100<text:tab/>250</text:p>
      <text:p text:style-name="P14"><text:tab/>103 John<text:tab/><text:tab/><text:tab/><text:tab/><text:tab/><text:tab/><text:tab/>500<text:tab/>600</text:p>
      <text:p text:style-name="P14"><text:tab/>104 Evan<text:tab/><text:tab/><text:tab/><text:tab/><text:tab/><text:tab/><text:tab/>750<text:tab/>1200</text:p>
      <text:p text:style-name="P14"><text:tab/>105 Marco<text:tab/><text:tab/><text:tab/><text:tab/><text:tab/><text:tab/><text:tab/> 57<text:tab/>132</text:p>
      <text:p text:style-name="P14"><text:tab/>106 Greek<text:tab/><text:tab/><text:tab/><text:tab/><text:tab/><text:tab/><text:tab/>132<text:tab/>210</text:p>
      <text:p text:style-name="P14"><text:tab/>107 Bro <text:tab/><text:tab/><text:tab/><text:tab/><text:tab/><text:tab/><text:tab/>801<text:tab/>1000</text:p>
      <text:p text:style-name="P14"><text:tab/>108 Ivan<text:tab/><text:tab/><text:tab/><text:tab/><text:tab/><text:tab/><text:tab/>199<text:tab/>340</text:p>
      <text:p text:style-name="P14"><text:tab/>303 Jill<text:tab/><text:tab/><text:tab/><text:tab/><text:tab/><text:tab/><text:tab/>222<text:tab/>342</text:p>
      <text:p text:style-name="P14"><text:tab/>305 Kelvin<text:tab/><text:tab/><text:tab/><text:tab/><text:tab/><text:tab/><text:tab/>399<text:tab/>456</text:p>
      <text:p text:style-name="P14"><text:tab/>310 Calvin<text:tab/><text:tab/><text:tab/><text:tab/><text:tab/><text:tab/><text:tab/>499<text:tab/>654</text:p>
      <text:p text:style-name="P15">PROGRAMS:</text:p>
      <text:p text:style-name="P14"/>
      <text:p text:style-name="P14">SET SERVEROUTPUT ON;</text:p>
      <text:p text:style-name="P14"/>
      <text:p text:style-name="P14">DECLARE</text:p>
      <text:p text:style-name="P14"><text:s text:c="3"/>v_consumer_no <text:s text:c="2"/>NUMBER;</text:p>
      <text:p text:style-name="P14"><text:s text:c="3"/>v_past_reading <text:s/>NUMBER;</text:p>
      <text:p text:style-name="P14"><text:s text:c="3"/>v_present_reading NUMBER;</text:p>
      <text:p text:style-name="P14"><text:s text:c="3"/>v_units_consumed NUMBER;</text:p>
      <text:p text:style-name="P14"><text:s text:c="3"/>v_charge NUMBER;</text:p>
      <text:p text:style-name="P14"/>
      <text:p text:style-name="P14"><text:s text:c="3"/>CURSOR c_consumer (p_consumer_no NUMBER) IS</text:p>
      <text:p text:style-name="P14"><text:s text:c="5"/>SELECT past_reading, present_reading</text:p>
      <text:p text:style-name="P14"><text:s text:c="5"/>FROM consumer_table</text:p>
      <text:p text:style-name="P14"><text:s text:c="5"/>WHERE consumer_no = p_consumer_no; <text:s/></text:p>
      <text:p text:style-name="P14"/>
      <text:p text:style-name="P14">BEGIN</text:p>
      <text:p text:style-name="P14"><text:s text:c="3"/></text:p>
      <text:p text:style-name="P14"><text:s text:c="3"/>DBMS_OUTPUT.PUT_LINE('Enter Consumer Number:');</text:p>
      <text:p text:style-name="P14"><text:s text:c="3"/>v_consumer_no := &amp;consumer_no; </text:p>
      <text:p text:style-name="P14"><text:s text:c="3"/>OPEN c_consumer(v_consumer_no);</text:p>
      <text:p text:style-name="P14"><text:s text:c="3"/>FETCH c_consumer INTO v_past_reading, v_present_reading;</text:p>
      <text:p text:style-name="P14"/>
      <text:p text:style-name="P14"><text:s text:c="3"/>IF c_consumer%FOUND THEN</text:p>
      <text:p text:style-name="P14"><text:s text:c="5"/></text:p>
      <text:p text:style-name="P14"><text:s text:c="6"/>v_units_consumed := v_present_reading - v_past_reading;</text:p>
      <text:p text:style-name="P14"/>
      <text:p text:style-name="P14"><text:s text:c="6"/></text:p>
      <text:p text:style-name="P14"><text:s text:c="6"/>IF v_units_consumed &lt;= 100 THEN</text:p>
      <text:p text:style-name="P14"><text:s text:c="9"/>v_charge := v_units_consumed * 5;</text:p>
      <text:p text:style-name="P14"><text:s text:c="6"/>ELSIF v_units_consumed BETWEEN 101 AND 300 THEN</text:p>
      <text:p text:style-name="P14"><text:s text:c="9"/>v_charge := (100 * 5) + (v_units_consumed - 100) * 7.5;</text:p>
      <text:p text:style-name="P14"><text:s text:c="6"/>ELSIF v_units_consumed BETWEEN 301 AND 500 THEN</text:p>
      <text:p text:style-name="P14"><text:s text:c="9"/>v_charge := (100 * 5) + (200 * 7.5) + (v_units_consumed - 300) * 15;</text:p>
      <text:p text:style-name="P14"><text:s text:c="6"/>ELSE</text:p>
      <text:p text:style-name="P14"><text:s text:c="9"/>v_charge := (100 * 5) + (200 * 7.5) + (200 * 15) + (v_units_consumed - 500) * 22.5;</text:p>
      <text:p text:style-name="P14"><text:s text:c="6"/>END IF;</text:p>
      <text:p text:style-name="P14"/>
      <text:p text:style-name="P14"><text:s text:c="6"/></text:p>
      <text:p text:style-name="P14"><text:s text:c="6"/>DBMS_OUTPUT.PUT_LINE('Consumer No: ' || v_consumer_no);</text:p>
      <text:p text:style-name="P14"><text:s text:c="6"/>DBMS_OUTPUT.PUT_LINE('Units Consumed: ' || v_units_consumed);</text:p>
      <text:p text:style-name="P14"><text:s text:c="6"/>DBMS_OUTPUT.PUT_LINE('Total Charge: ' || v_charge);</text:p>
      <text:p text:style-name="P14"><text:s text:c="3"/>ELSE</text:p>
      <text:p text:style-name="P14"><text:soft-page-break/><text:s text:c="6"/>DBMS_OUTPUT.PUT_LINE('No data found for Consumer No: ' || v_consumer_no);</text:p>
      <text:p text:style-name="P14"><text:s text:c="3"/>END IF;</text:p>
      <text:p text:style-name="P14"/>
      <text:p text:style-name="P14"><text:s text:c="3"/>CLOSE c_consumer;</text:p>
      <text:p text:style-name="P14">END;</text:p>
      <text:p text:style-name="P14">/</text:p>
      <text:p text:style-name="P14"/>
      <text:p text:style-name="P14"/>
      <text:p text:style-name="P14">OUTPUT:</text:p>
      <text:p text:style-name="P14"/>
      <text:p text:style-name="P16">@/home/dspl33/george/elec1.sql</text:p>
      <text:p text:style-name="P16">Enter value for consumer_no: 105</text:p>
      <text:p text:style-name="P16">old <text:s/>16: <text:s text:c="3"/>v_consumer_no := &amp;consumer_no;</text:p>
      <text:p text:style-name="P16">new <text:s/>16: <text:s text:c="3"/>v_consumer_no := 105;</text:p>
      <text:p text:style-name="P16">Enter Consumer Number:</text:p>
      <text:p text:style-name="P16">Consumer No: 105</text:p>
      <text:p text:style-name="P16">Units Consumed: 75</text:p>
      <text:p text:style-name="P16">Total Charge: 375</text:p>
      <text:p text:style-name="P16"/>
      <text:p text:style-name="P16">PL/SQL procedure successfully completed.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5:26:44.366795362</meta:creation-date>
    <dc:date>2024-10-07T15:08:49.320356394</dc:date>
    <meta:editing-duration>PT55M23S</meta:editing-duration>
    <meta:editing-cycles>3</meta:editing-cycles>
    <meta:generator>LibreOffice/24.2.5.2$Linux_X86_64 LibreOffice_project/420$Build-2</meta:generator>
    <meta:print-date>2024-10-07T14:18:59.071378069</meta:print-date>
    <meta:document-statistic meta:table-count="0" meta:image-count="0" meta:object-count="0" meta:page-count="11" meta:paragraph-count="339" meta:word-count="1452" meta:character-count="11239" meta:non-whitespace-character-count="8945"/>
  </office:meta>
</office:document-meta>
</file>